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, 'Times New Roman MSFontService', 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dae10"/>
    </style:style>
    <style:style style:name="P2" style:family="paragraph" style:parent-style-name="Standard">
      <style:paragraph-properties fo:text-align="justify" style:justify-single-word="false"/>
      <style:text-properties fo:language="es" fo:country="VE"/>
    </style:style>
    <style:style style:name="P3" style:family="paragraph" style:parent-style-name="Standard">
      <style:text-properties fo:font-size="10pt" fo:language="es" fo:country="VE" officeooo:paragraph-rsid="001f2e69" style:font-size-asian="10pt" style:font-size-complex="10pt"/>
    </style:style>
    <style:style style:name="P4" style:family="paragraph" style:parent-style-name="Standard">
      <style:text-properties fo:font-size="10pt" fo:language="es" fo:country="VE" officeooo:paragraph-rsid="00229c3f" style:font-size-asian="10pt" style:font-size-complex="10pt"/>
    </style:style>
    <style:style style:name="P5" style:family="paragraph" style:parent-style-name="Standard">
      <style:text-properties officeooo:paragraph-rsid="001f2e69"/>
    </style:style>
    <style:style style:name="P6" style:family="paragraph" style:parent-style-name="Standard">
      <style:paragraph-properties fo:text-align="justify" style:justify-single-word="false"/>
      <style:text-properties fo:font-style="italic" officeooo:paragraph-rsid="001f2e69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style="italic" officeooo:paragraph-rsid="00229c3f" style:font-style-asian="italic" style:font-style-complex="italic"/>
    </style:style>
    <style:style style:name="P8" style:family="paragraph" style:parent-style-name="Standard">
      <style:text-properties fo:font-style="normal" officeooo:paragraph-rsid="001f2e69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ize="9pt" officeooo:paragraph-rsid="002dae10" style:font-size-asian="9pt" style:font-size-complex="9pt"/>
    </style:style>
    <style:style style:name="P10" style:family="paragraph" style:parent-style-name="Standard" style:master-page-name="Standard">
      <style:paragraph-properties fo:text-align="justify" style:justify-single-word="false" fo:orphans="0" fo:widows="0" style:page-number="auto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language="es" fo:country="VE" officeooo:paragraph-rsid="001f2e69"/>
    </style:style>
    <style:style style:name="P12" style:family="paragraph" style:parent-style-name="Title">
      <style:paragraph-properties fo:padding="0in" fo:border="none"/>
      <style:text-properties officeooo:paragraph-rsid="001e802e"/>
    </style:style>
    <style:style style:name="P13" style:family="paragraph" style:parent-style-name="Text">
      <style:paragraph-properties fo:margin-left="0in" fo:margin-right="0in" fo:text-indent="0in" style:auto-text-indent="false"/>
    </style:style>
    <style:style style:name="P14" style:family="paragraph" style:parent-style-name="Text">
      <style:paragraph-properties fo:margin-left="0in" fo:margin-right="0in" fo:text-indent="0in" style:auto-text-indent="false">
        <style:drop-cap style:lines="2"/>
      </style:paragraph-properties>
    </style:style>
    <style:style style:name="P15" style:family="paragraph" style:parent-style-name="Text">
      <style:paragraph-properties fo:margin-left="0in" fo:margin-right="0in" fo:text-indent="0in" style:auto-text-indent="false"/>
      <style:text-properties fo:language="es" fo:country="VE"/>
    </style:style>
    <style:style style:name="P16" style:family="paragraph" style:parent-style-name="Heading_20_1" style:list-style-name="WWNum2"/>
    <style:style style:name="P17" style:family="paragraph" style:parent-style-name="Heading_20_1" style:list-style-name="WWNum2">
      <style:text-properties officeooo:paragraph-rsid="001f2e69"/>
    </style:style>
    <style:style style:name="P18" style:family="paragraph" style:parent-style-name="Footnote">
      <style:text-properties officeooo:paragraph-rsid="0028e926"/>
    </style:style>
    <style:style style:name="P19" style:family="paragraph" style:parent-style-name="Footnote">
      <style:paragraph-properties fo:margin-left="0in" fo:margin-right="0in" fo:text-indent="0.1402in" style:auto-text-indent="false"/>
    </style:style>
    <style:style style:name="P20" style:family="paragraph" style:parent-style-name="Footnote" style:master-page-name="Converted2">
      <style:paragraph-properties style:page-number="auto"/>
    </style:style>
    <style:style style:name="P21" style:family="paragraph" style:parent-style-name="Text_20_body">
      <style:text-properties fo:font-variant="normal" fo:text-transform="none" fo:language="en" fo:country="US" fo:font-style="normal" fo:font-weight="normal" officeooo:paragraph-rsid="001f2e69"/>
    </style:style>
    <style:style style:name="P22" style:family="paragraph" style:parent-style-name="Text_20_body">
      <loext:graphic-properties draw:fill="none" draw:fill-color="#ffffff"/>
      <style:paragraph-properties fo:margin-left="0in" fo:margin-right="0in" fo:margin-top="0in" fo:margin-bottom="0.1965in" loext:contextual-spacing="false" style:line-height-at-least="0.1772in" fo:text-align="justify" style:justify-single-word="false" fo:text-indent="0in" style:auto-text-indent="false" fo:background-color="transparent" fo:padding="0in" fo:border="none"/>
      <style:text-properties fo:font-variant="normal" fo:text-transform="none" fo:language="en" fo:country="US" fo:font-style="normal" fo:font-weight="normal"/>
    </style:style>
    <style:style style:name="P23" style:family="paragraph" style:parent-style-name="Text_20_body">
      <loext:graphic-properties draw:fill="none" draw:fill-color="#ffffff"/>
      <style:paragraph-properties fo:margin-left="0in" fo:margin-right="0in" fo:margin-top="0in" fo:margin-bottom="0.1965in" loext:contextual-spacing="false" style:line-height-at-least="0.1772in" fo:text-align="justify" style:justify-single-word="false" fo:text-indent="0in" style:auto-text-indent="false" fo:background-color="transparent" fo:padding="0in" fo:border="none"/>
      <style:text-properties fo:font-variant="normal" fo:text-transform="none" fo:language="en" fo:country="US" fo:font-style="normal" fo:font-weight="normal" officeooo:paragraph-rsid="0026619b"/>
    </style:style>
    <style:style style:name="P24" style:family="paragraph" style:parent-style-name="Text_20_body">
      <loext:graphic-properties draw:fill="none" draw:fill-color="#ffffff"/>
      <style:paragraph-properties fo:margin-left="0in" fo:margin-right="0in" fo:margin-top="0in" fo:margin-bottom="0.1965in" loext:contextual-spacing="false" style:line-height-at-least="0.1772in" fo:text-align="justify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25" style:family="paragraph" style:parent-style-name="Text_20_body">
      <loext:graphic-properties draw:fill="none" draw:fill-color="#ffffff"/>
      <style:paragraph-properties fo:margin-left="0in" fo:margin-right="0in" fo:margin-top="0in" fo:margin-bottom="0.1965in" loext:contextual-spacing="false" style:line-height-at-least="0.1772in" fo:text-align="justify" style:justify-single-word="false" fo:text-indent="0in" style:auto-text-indent="false" fo:background-color="transparent" fo:padding="0in" fo:border="none"/>
      <style:text-properties fo:language="en" fo:country="US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language="en" fo:country="US" fo:font-style="normal" fo:font-weight="normal"/>
    </style:style>
    <style:style style:name="P27" style:family="paragraph" style:parent-style-name="Header">
      <style:paragraph-properties fo:padding="0in" fo:border="none"/>
    </style:style>
    <style:style style:name="P28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P29" style:family="paragraph" style:parent-style-name="Authors">
      <style:paragraph-properties fo:padding="0in" fo:border="none"/>
    </style:style>
    <style:style style:name="T1" style:family="text">
      <style:text-properties fo:language="es" fo:country="VE"/>
    </style:style>
    <style:style style:name="T2" style:family="text">
      <style:text-properties fo:language="es" fo:country="VE" fo:font-style="italic" style:font-style-asian="italic"/>
    </style:style>
    <style:style style:name="T3" style:family="text">
      <style:text-properties fo:language="es" fo:country="VE" officeooo:rsid="0028e926"/>
    </style:style>
    <style:style style:name="T4" style:family="text">
      <style:text-properties fo:language="es" fo:country="VE" officeooo:rsid="002a636a"/>
    </style:style>
    <style:style style:name="T5" style:family="text">
      <style:text-properties fo:language="es" fo:country="VE" officeooo:rsid="002c1596"/>
    </style:style>
    <style:style style:name="T6" style:family="text">
      <style:text-properties fo:language="es" fo:country="VE" officeooo:rsid="002dae10"/>
    </style:style>
    <style:style style:name="T7" style:family="text">
      <style:text-properties fo:language="es" fo:country="VE" officeooo:rsid="00300a59"/>
    </style:style>
    <style:style style:name="T8" style:family="text">
      <style:text-properties style:font-size-asian="28pt"/>
    </style:style>
    <style:style style:name="T9" style:family="text">
      <style:text-properties fo:font-size="10pt" fo:language="es" fo:country="VE" style:font-size-asian="10pt" style:font-size-complex="10pt"/>
    </style:style>
    <style:style style:name="T10" style:family="text">
      <style:text-properties fo:font-size="10pt" fo:language="es" fo:country="VE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language="es" fo:country="VE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style:font-name="Times New Roman" fo:font-size="10pt" fo:language="es" fo:country="ES" style:font-size-asian="10pt" style:font-size-complex="10pt"/>
    </style:style>
    <style:style style:name="T15" style:family="text">
      <style:text-properties style:font-name="Times New Roman1" fo:language="es" fo:country="VE" fo:font-style="italic" fo:font-weight="bold" officeooo:rsid="00300a59"/>
    </style:style>
    <style:style style:name="T16" style:family="text">
      <style:text-properties style:font-name="Times New Roman1" fo:language="es" fo:country="VE" fo:font-weight="bold" officeooo:rsid="00300a59"/>
    </style:style>
    <style:style style:name="T17" style:family="text">
      <style:text-properties style:font-name="Times New Roman1" fo:font-size="11pt" fo:language="es" fo:country="ES"/>
    </style:style>
    <style:style style:name="T18" style:family="text">
      <style:text-properties style:font-name="Times New Roman1" fo:font-size="10pt" fo:language="es" fo:country="ES"/>
    </style:style>
    <style:style style:name="T19" style:family="text">
      <style:text-properties style:font-name="Times New Roman1" fo:font-size="10pt" fo:language="es" fo:country="ES" fo:font-style="normal" fo:font-weight="normal"/>
    </style:style>
    <style:style style:name="T20" style:family="text">
      <style:text-properties style:font-name="Times New Roman1" fo:font-size="10pt" fo:language="es" fo:country="ES" fo:font-weight="bold"/>
    </style:style>
    <style:style style:name="T21" style:family="text">
      <style:text-properties style:font-name="Times New Roman1" fo:font-size="10pt" fo:language="es" fo:country="ES" fo:font-weight="bold" style:font-weight-asian="bold" style:font-weight-complex="bold"/>
    </style:style>
    <style:style style:name="T22" style:family="text">
      <style:text-properties style:font-name="Times New Roman1" fo:font-size="10pt" fo:language="es" fo:country="ES" fo:font-style="italic"/>
    </style:style>
    <style:style style:name="T23" style:family="text">
      <style:text-properties style:font-name="Times New Roman1" fo:font-size="10pt" fo:language="es" fo:country="ES" fo:font-style="italic" style:font-style-asian="italic" style:font-style-complex="italic"/>
    </style:style>
    <style:style style:name="T24" style:family="text">
      <style:text-properties style:font-name="Times New Roman1" fo:font-size="10pt" fo:language="es" fo:country="ES" fo:font-style="italic" fo:font-weight="normal" style:font-style-asian="italic" style:font-style-complex="italic"/>
    </style:style>
    <style:style style:name="T25" style:family="text">
      <style:text-properties style:font-name="Times New Roman1" fo:font-size="10pt" fo:language="es" fo:country="ES" officeooo:rsid="0035aef1"/>
    </style:style>
    <style:style style:name="T26" style:family="text">
      <style:text-properties style:font-name="Times New Roman1" fo:font-size="8pt" fo:language="es" fo:country="ES" style:font-size-asian="8pt" style:font-size-complex="8pt"/>
    </style:style>
    <style:style style:name="T27" style:family="text">
      <style:text-properties style:font-name="Times New Roman1" fo:font-size="9pt" fo:language="es" fo:country="ES" officeooo:rsid="002dae10" style:font-size-asian="9pt" style:font-size-complex="9pt"/>
    </style:style>
    <style:style style:name="T28" style:family="text">
      <style:text-properties style:font-name="Times New Roman1" fo:font-size="9pt" fo:language="es" fo:country="ES" fo:font-weight="bold" officeooo:rsid="00300a59"/>
    </style:style>
    <style:style style:name="T29" style:family="text">
      <style:text-properties style:font-name="Times New Roman1" fo:font-size="9pt" fo:language="es" fo:country="VE" fo:font-style="italic" fo:font-weight="bold" officeooo:rsid="00300a59"/>
    </style:style>
    <style:style style:name="T30" style:family="text">
      <style:text-properties style:font-name="Times New Roman1" fo:font-size="9pt" fo:language="es" fo:country="VE" fo:font-weight="bold" officeooo:rsid="00300a59"/>
    </style:style>
    <style:style style:name="T31" style:family="text">
      <style:text-properties style:font-name="Times New Roman1" fo:language="es" fo:country="ES" fo:font-weight="bold" officeooo:rsid="00300a59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variant="normal" fo:text-transform="none" style:font-name="Times New Roman1" fo:font-size="10pt" fo:language="es" fo:country="ES" fo:font-style="normal" fo:font-weight="normal"/>
    </style:style>
    <style:style style:name="T34" style:family="text">
      <style:text-properties fo:font-variant="normal" fo:text-transform="none" style:font-name="Times New Roman1" fo:font-size="10pt" fo:language="es" fo:country="ES" fo:font-style="normal" fo:font-weight="bold"/>
    </style:style>
    <style:style style:name="T35" style:family="text">
      <style:text-properties fo:font-variant="normal" fo:text-transform="none" style:font-name="Times New Roman1" fo:font-size="10pt" fo:language="es" fo:country="ES" fo:font-style="normal" fo:font-weight="bold" style:font-weight-asian="bold" style:font-weight-complex="bold"/>
    </style:style>
    <style:style style:name="T36" style:family="text">
      <style:text-properties fo:font-variant="normal" fo:text-transform="none" fo:font-style="normal" fo:font-weight="normal"/>
    </style:style>
    <style:style style:name="T37" style:family="text">
      <style:text-properties fo:color="#0000ff" fo:language="es" fo:country="VE"/>
    </style:style>
    <style:style style:name="fr1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Sect1" style:family="section">
      <style:section-properties text:dont-balance-text-columns="true" style:editable="false">
        <style:columns fo:column-count="2" fo:column-gap="0.1665in">
          <style:column style:rel-width="32767*" fo:start-indent="0in" fo:end-indent="0.0835in"/>
          <style:column style:rel-width="32768*" fo:start-indent="0.083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0"><text:note text:id="ftn1" text:note-class="footnote"><text:note-citation text:label=""></text:note-citation><text:note-body><text:p text:style-name="P20"><text:span text:style-name="T1">Este trabajo no fue financiado de ninguna forma. </text:span></text:p><text:p text:style-name="P18"><text:span text:style-name="MemberType"><text:span text:style-name="T26">Morón</text:span></text:span><text:span text:style-name="T1">, J. es Asistente Docente en el Departamento de Computación de la Universidad de Los Andes, Mérida, 5101 VEN (e-mail: </text:span><text:span text:style-name="Internet_20_link"><text:span text:style-name="T3">juandiegp17@gmail.com</text:span></text:span><text:span text:style-name="T1">). </text:span></text:p><text:p text:style-name="P19"><text:span text:style-name="T4">Rojas</text:span><text:span text:style-name="T1">, </text:span><text:span text:style-name="T4">J</text:span><text:span text:style-name="T1">. es estudiante regular de la Universidad de Los Andes, Mérida, 5101 VEN (e-mail: </text:span><text:span text:style-name="T37">jesusdanielru1</text:span><text:a xlink:type="simple" xlink:href="mailto:elvispaez18@gmail.com" text:style-name="Internet_20_link" text:visited-style-name="Visited_20_Internet_20_Link"><text:span text:style-name="Internet_20_link"><text:span text:style-name="T1">@gmail.com</text:span></text:span></text:a><text:span text:style-name="T1">).</text:span></text:p><text:p text:style-name="Footnote"><text:span text:style-name="T4">Gonzales</text:span><text:span text:style-name="T1">, </text:span><text:span text:style-name="T4">D</text:span><text:span text:style-name="T1">. es estudiante regular de la Universidad de LosAndes, Mérida, 5101, VEN (e-mail: </text:span><text:a xlink:type="simple" xlink:href="mailto:javiermerida05@gmail.com" text:style-name="Internet_20_link" text:visited-style-name="Visited_20_Internet_20_Link"><text:span text:style-name="Internet_20_link"><text:span text:style-name="T1">@gmail.com</text:span></text:span></text:a><text:span text:style-name="T1"> )</text:span></text:p><text:p text:style-name="Footnote"/></text:note-body></text:note></text:p>
        <text:p text:style-name="P9"><draw:frame draw:style-name="fr1" draw:name="Frame1" text:anchor-type="paragraph" svg:y="0.0008in" svg:width="6.5in" draw:z-index="0"><draw:text-box fo:min-height="0in"><text:p text:style-name="P12"><text:span text:style-name="T1">Simulación por Eventos Discretos, E</text:span><text:span text:style-name="T5">jercicios </text:span></text:p></draw:text-box></draw:frame><draw:frame draw:style-name="fr2" draw:name="Frame2" text:anchor-type="paragraph" svg:x="1.0898in" svg:y="-0.148in" svg:width="6.3in" svg:height="0.5425in" draw:z-index="1"><draw:text-box><text:p text:style-name="P29"><text:span text:style-name="T1"><text:s/></text:span><text:span text:style-name="MemberType"><text:span text:style-name="T17">Morón</text:span></text:span><text:span text:style-name="MemberType"><text:span text:style-name="T1"> </text:span></text:span><text:span text:style-name="MemberType"><text:span text:style-name="T17">J., ULA,   <text:s text:c="2"/>Gonzales D., ULA,     <text:s text:c="2"/>Rojas J., ULA</text:span></text:span></text:p></draw:text-box></draw:frame><text:span text:style-name="T15">Resumen</text:span><text:span text:style-name="T7">— </text:span><text:span text:style-name="T16">En este reporte se muestra cómo fueron simulados dos problemas planteados en el semestre B-2018 en la Universidad de Los Andes en la materia de Modelado y </text:span><text:span text:style-name="T31">Simulación</text:span><text:span text:style-name="T7"> </text:span><text:span text:style-name="T16">1. Para ambos ejercicios, fue utilizada la biblioteca de R orientada a simulaciones por eventos discretos Simmer</text:span><text:span text:style-name="T7"> </text:span><text:span text:style-name="T16">y para uno de ellos el entorno de s</text:span><text:span text:style-name="T31">imulación</text:span><text:span text:style-name="T7"> </text:span><text:span text:style-name="T31">Anylogic</text:span><text:span text:style-name="T16">. Para el primer ejercicio, se obtuvieron los resultados expuestos en la tabla #1 de la misma forma, para el segundo ejercicio se determinó</text:span><text:span text:style-name="T7"> </text:span><text:span text:style-name="T16">que la cantidad de ambulancias</text:span><text:span text:style-name="T7"> </text:span><text:span text:style-name="T16">necesarias para cumplir el servicio sin la existencia de colas dependerá</text:span><text:span text:style-name="T7"> </text:span><text:span text:style-name="T16">del valor estipulado en la semilla de simulación, pero normalmente son necesarias en promedio de 6 a 8 ambulancias.</text:span></text:p>
        <text:p text:style-name="P1"><text:span text:style-name="T1"/></text:p>
        <text:list xml:id="list3733045755" text:style-name="WWNum2">
          <text:list-item>
            <text:h text:style-name="P16" text:outline-level="1">Introducción<text:bookmark text:name="PointTmp"/></text:h>
          </text:list-item>
        </text:list>
        <text:p text:style-name="P14"><text:span text:style-name="T8">L</text:span><text:span text:style-name="T1">A corriente eléctrica está definida como “la proporción a la cua</text:span></text:p>
        <text:p text:style-name="P15"/>
        <text:list xml:id="list120859394814767" text:continue-numbering="true" text:style-name="WWNum2">
          <text:list-item>
            <text:h text:style-name="P17" text:outline-level="1"><text:span text:style-name="T9">Resultados y </text:span><text:span text:style-name="T14">Análisis</text:span><text:span text:style-name="T9"> </text:span></text:h>
          </text:list-item>
        </text:list>
        <text:p text:style-name="P5"><text:span text:style-name="T11">Ejercicio 1:</text:span></text:p>
        <text:p text:style-name="P3"/>
        <text:p text:style-name="P8"><text:span text:style-name="T10">Enunciado:</text:span></text:p>
        <text:p text:style-name="P5"><text:span text:style-name="T10"/></text:p>
        <text:p text:style-name="P6"><text:span text:style-name="T10">El mismo del examen teórico, a saber: Los barcos llegan a un puerto con tiempos entre llegada exponenciales con media de 1.25 días. El puerto tiene un muelle con dos atracaderos y dos</text:span></text:p>
        <text:p text:style-name="P6"><text:span text:style-name="T10">grúas para descargar los barcos. Los barcos que llegan cuando ambos atracaderos están ocupados se unen a una cola FIFO. El tiempo para que una grúa descargue un barco se distribuye como una uniforme entre 0.5 y 1.5 días. Si solo un barco está en el atracadero, ambas grúas descargan el barco y el tiempo se reduce en la mitad. Cuando dos barcos están en el</text:span></text:p>
        <text:p text:style-name="P6"><text:span text:style-name="T10">atracadero, cada grúa se encargar de un barco diferente. Si ambas grúas se encuentran descargando un barco y llega un segundo barco al atracadero una de las grúas comienza a servir a este barco y el tiempo que resta al primero barco se duplica. Corra la simulación por 90 días. Se desea calcular el tiempo promedio de espera de un barco para ser atendido y el tiempo máximo así como también el tiempo mínimo, promedio y máximo de descarga.</text:span></text:p>
        <text:p text:style-name="P3"/>
        <text:p text:style-name="P5"><text:bookmark-start text:name="__DdeLink__1397_1196370565"/><text:span text:style-name="T10">Modelo:</text:span><text:bookmark-end text:name="__DdeLink__1397_1196370565"/></text:p>
        <text:p text:style-name="P5"><text:span text:style-name="T10"/></text:p>
        <text:p text:style-name="P21"><text:span text:style-name="T18">El núcleo</text:span> <text:span text:style-name="T18">fundamental del modelo</text:span> <text:span text:style-name="T18">realizado en el lenguaje estadístico</text:span> <text:span text:style-name="T18">R y con la librería de simulación</text:span> <text:span text:style-name="T18">Simmer, expuesto en el archivo </text:span><text:span text:style-name="T21">pier.R</text:span><text:span text:style-name="T18">, consta con una trayectoria principal llamada </text:span><text:span text:style-name="T21">boat</text:span> <text:span text:style-name="T18">y un ambiente llamado</text:span> <text:span text:style-name="T21">pier</text:span><text:span text:style-name="T18">. La trayectoria principal debido</text:span> <text:span text:style-name="T18">a las características</text:span> <text:span text:style-name="T18">del modelo se realizó</text:span> <text:span text:style-name="T18">con tres sub trayectoritas mediante el uso de la función</text:span> <text:span text:style-name="T21">branch</text:span> <text:span text:style-name="T18">ya que se categorizaron tres tipos de llegadas para los botes. Las tres sub trayectorias</text:span> <text:span text:style-name="T18">siguen el siguiente esquema cambiando solo algunas peculiaridades.</text:span></text:p>
        <text:p text:style-name="P23"><text:span text:style-name="T18">Se asignan tres atributos en la trayectoria, necesarios para la ejecución</text:span> <text:span text:style-name="T18">de las mismas. Tiempo de inicio </text:span><text:span text:style-name="T21">start_time</text:span><text:span text:style-name="T18">, multiplicador de acuerdo</text:span> <text:span text:style-name="T18">al tipo de llegada </text:span><text:span text:style-name="T21">multiplier</text:span> <text:span text:style-name="T18">y el tiempo de servicio </text:span><text:span text:style-name="T21">activity_time</text:span><text:span text:style-name="T18">. Luego se realiza un </text:span><text:span text:style-name="T21">release</text:span> <text:span text:style-name="T18">del recurso grua</text:span> <text:span text:style-name="T21">crane</text:span> <text:span text:style-name="T18">donde se ejecuta un </text:span><text:span text:style-name="T21">timeout</text:span> <text:span text:style-name="T18">cuya duración</text:span> <text:span text:style-name="T18">va de acuerdo</text:span> <text:span text:style-name="T18">a una distribución</text:span> <text:span text:style-name="T18">uniforme entre </text:span><text:span text:style-name="T23">0.5</text:span><text:span text:style-name="T18"> y </text:span><text:span text:style-name="T23">1.5</text:span><text:span text:style-name="T18">, por último,</text:span> <text:span text:style-name="T18">se imprime un mensaje que indica que finalizo una sub trayectoria.</text:span></text:p>
        <text:p text:style-name="P23"><text:span text:style-name="T18">En la primera sub trayectoria, el bote llega</text:span> <text:span text:style-name="T18">al puerto y los dos embarcaderos se encuentran desocupados, de acuerdo con el enunciado este caso debe procesarse de manera que mientras no llegue ningún</text:span> <text:span text:style-name="T18">otro barco al sistema, ambas grúas</text:span> <text:span text:style-name="T18">deben atender a este barco, esta sub trayectoria tiene la peculiaridad</text:span> <text:span text:style-name="T18">de que posee un manejador de señal</text:span> <text:span text:style-name="T18">mediante el uso de la función</text:span> <text:span text:style-name="T21">trap</text:span> <text:span text:style-name="T18">el cual se dispara en el momento que llegue otro barco al sistema y ambas grúas</text:span> <text:span text:style-name="T18">estén</text:span> <text:span text:style-name="T18">atendiendo</text:span> <text:span text:style-name="T18">a un solo barco, al momento de recibir esta señal el manejador procede a realizar un segundo</text:span> <text:span text:style-name="T21">timeout</text:span> <text:span text:style-name="T18">para el primer barco con el fin de simular la condición</text:span> <text:span text:style-name="T18">que dicta</text:span></text:p>
        <text:p text:style-name="P24"><text:span text:style-name="T32">“</text:span><text:span text:style-name="T24">Si ambas grúas se encuentran descargando un barco y llega un segundo barco al atracadero una de las grúas comienza a servir a este barco y el tiempo que resta al primero barco se duplica”</text:span><text:span text:style-name="T19">.</text:span></text:p>
        <text:p text:style-name="P22"><text:span text:style-name="T18">La segunda sub trayectoria, simula el segundo caso, cuando llega un bote al sistema y ambas grúas</text:span> <text:span text:style-name="T18">se están</text:span> <text:span text:style-name="T18">ocupando de un único</text:span> <text:span text:style-name="T18">bote, en este caso se envía</text:span> <text:span text:style-name="T18">una señal mediante el uso de la función</text:span> <text:span text:style-name="T21">send</text:span> <text:span text:style-name="T18">la cual será</text:span> <text:span text:style-name="T18">recibida como se explicó</text:span> <text:span text:style-name="T18">anteriormente por la primer sub trayectoria. Se realizo este envío</text:span> <text:span text:style-name="T18">de señal</text:span> <text:span text:style-name="T18">con el fin de determinar el tiempo exacto del segundo </text:span><text:span text:style-name="T21">timeout</text:span> <text:span text:style-name="T18">del primer barco.</text:span></text:p>
        <text:p text:style-name="P22"><text:span text:style-name="T18">La tercera y última</text:span> <text:span text:style-name="T18">sub</text:span> <text:span text:style-name="T18">trayectoria sigue el camino estándar</text:span> <text:span text:style-name="T18">de las otras dos sin ninguna peculiaridad adicional.</text:span></text:p>
        <text:p text:style-name="P22"><text:span text:style-name="T18">El ambiente de simulación</text:span> <text:span text:style-name="T21">pier</text:span> <text:span text:style-name="T18">posee dos recursos de tipo </text:span><text:span text:style-name="T21">crane</text:span> <text:span text:style-name="T18">y genera diez barcos de acuerdo a una distribución</text:span> <text:span text:style-name="T18">exponencial</text:span> <text:span text:style-name="T18">con media 1.25. Esta simulación</text:span> <text:span text:style-name="T18">se realizó quince veces con semillas distintas todas para un tiempo</text:span> <text:span text:style-name="T18">de noventa días.</text:span></text:p>
        <text:p text:style-name="P22"><text:soft-page-break/><text:span text:style-name="T18">Finalmente,</text:span> <text:span text:style-name="T18">los resultados obtenidos se presentan en una tabla, la cual presentamos a continuación:</text:span></text:p>
        <text:p text:style-name="P24"/>
        <text:p text:style-name="P25"><text:span text:style-name="T33">Con los resultados</text:span><text:span text:style-name="T36"> </text:span><text:span text:style-name="T33">obtenidos en la </text:span><text:span text:style-name="T34">tabla #1</text:span><text:span text:style-name="T33">, vemos que el modelo se ejecutó</text:span><text:span text:style-name="T36"> </text:span><text:span text:style-name="T33">de forma correcta cumpliendo con los parámetros</text:span><text:span text:style-name="T36"> </text:span><text:span text:style-name="T33">expuestos en el enunciado del ejercicio. Con el fin de comprender la simulación</text:span><text:span text:style-name="T36"> </text:span><text:span text:style-name="T33">que se está</text:span><text:span text:style-name="T36"> </text:span><text:span text:style-name="T33">realizando se incluye además</text:span><text:span text:style-name="T36"> </text:span><text:span text:style-name="T33">un archivo </text:span><text:span text:style-name="T35">pier_one_run.R</text:span><text:span text:style-name="T36"> </text:span><text:span text:style-name="T33">el cual funge</text:span><text:span text:style-name="T36"> </text:span><text:span text:style-name="T33">como referencia para entender lo que sucede en una sola corrida del sistema.</text:span></text:p>
        <text:p text:style-name="P5"><text:span text:style-name="T11">Ejercicio 2:</text:span></text:p>
        <text:p text:style-name="P3"/>
        <text:p text:style-name="P5"><text:span text:style-name="T10">Enunciado:</text:span></text:p>
        <text:p text:style-name="P5"><text:span text:style-name="T10"/></text:p>
        <text:p text:style-name="P7"><text:span text:style-name="T10">En una larga zona metropolitana, un centro de atención de emergencias recibe solicitudes y despacha ambulancias a una tasa de 1 cada 15 ± l0 minutos. Aproximadamente, 15% de las</text:span></text:p>
        <text:p text:style-name="P7"><text:span text:style-name="T10">solicitudes son falsas alarmas que toman 12 ± 2 minutos en ser procesadas. Las restantes solicitudes pueden ser de dos tipos: Los casos graves (15% de las llamadas no falsas) que toman</text:span></text:p>
        <text:p text:style-name="P7"><text:span text:style-name="T10">aproximadamente 25 ± 5 minutos y las llamadas normales (el resto) que tardan 20 ± 10 minutos en procesarse. Asuma que hay un número muy grande de ambulancias y que todas</text:span></text:p>
        <text:p text:style-name="P7"><text:span text:style-name="T10">pueden estar disponibles cuando sea necesario. Simule el sistema para 500 llamadas.</text:span></text:p>
        <text:p text:style-name="P7"><text:span text:style-name="T10">a) Estime la cantidad de ambulancias requeridas para cubrir 100% el servicio requerido.</text:span></text:p>
        <text:p text:style-name="P7"><text:span text:style-name="T10">b) Suponga que hay una sola ambulancia disponible. Cualquier llamada que ocurra mientras una ambulancia esta en servicio debe esperar. Puede una sola ambulancia proporcionar el servicio requerido?</text:span></text:p>
        <text:p text:style-name="P7"><text:span text:style-name="T10">c) Simule el sistema con x ambulancias, donde x = 1,2,3 o 4. Compare las alternativas en terminos de cuanto tiempo debe esperar una solicitud para ser atendida, el porcentaje de solicitudes que deben esperar y el porcentaje de tiempo que las ambulancias están ocupadas.</text:span></text:p>
        <text:p text:style-name="P4"/>
        <text:p text:style-name="P11"><text:span text:style-name="T12">Modelo:</text:span></text:p>
        <text:p text:style-name="P26"><text:span text:style-name="T18">La simulación</text:span><text:span text:style-name="T1"> </text:span><text:span text:style-name="T18">para este ejercicio se realizó</text:span><text:span text:style-name="T1"> </text:span><text:span text:style-name="T18">tanto en el lenguaje estadístico</text:span><text:span text:style-name="T1"> </text:span><text:span text:style-name="T20">R</text:span><text:span text:style-name="T18">, con librería </text:span><text:span text:style-name="T20">simmer</text:span><text:span text:style-name="T1"> </text:span><text:span text:style-name="T18">como en </text:span><text:span text:style-name="T20">Anylogic</text:span><text:span text:style-name="T18">, En el caso de </text:span><text:span text:style-name="T20">simmer</text:span><text:span text:style-name="T1"> </text:span><text:span text:style-name="T18">se construyó</text:span><text:span text:style-name="T1"> </text:span><text:span text:style-name="T18">el modelo de la siguiente manera:</text:span></text:p>
        <text:p text:style-name="P22"><text:span text:style-name="T18">Se crearon tres trayectorias </text:span><text:span text:style-name="T20">call_1 </text:span><text:span text:style-name="T18">(falses alarmas)</text:span><text:span text:style-name="T20">, call_2 </text:span><text:span text:style-name="T18">(casos graves) y </text:span><text:span text:style-name="T20">call_3 </text:span><text:span text:style-name="T18">(llamadas</text:span> <text:span text:style-name="T18">normales), una para cada tipo de llamada cada uno da ellas cuanta con un atributo para el tiempo de inicio </text:span><text:span text:style-name="T20">start_time</text:span> <text:span text:style-name="T18">el tiempo en servicio </text:span><text:span text:style-name="T20">activity_time</text:span> <text:span text:style-name="T18">y se realiza un </text:span><text:span text:style-name="T20">release</text:span><text:span text:style-name="T18">, del servidor </text:span><text:span text:style-name="T20">ambulance</text:span><text:span text:style-name="T18">, donde se realiza un </text:span><text:span text:style-name="T20">timeout</text:span> <text:span text:style-name="T18">descrito por una distribución</text:span> <text:span text:style-name="T18">uniforme cuyos parámetros</text:span> <text:span text:style-name="T18">difieren de acuerdo al enunciado para cada tipo de llamada. Además,</text:span> <text:span text:style-name="T18">se instancio el ambiente de simulación</text:span> <text:span text:style-name="T18">llamado </text:span><text:span text:style-name="T20">hospital, </text:span><text:span text:style-name="T18">el cual tiene como recurso ambulancias, con el nombre </text:span><text:span text:style-name="T20">ambulance</text:span><text:span text:style-name="T18">. El ambiente de simulación</text:span> <text:span text:style-name="T18">genera 75 llamadas</text:span> <text:span text:style-name="T18">del tipo </text:span><text:span text:style-name="T20">call_1</text:span><text:span text:style-name="T18">, 63 llamadas</text:span> <text:span text:style-name="T18">del tipo </text:span><text:span text:style-name="T20">call_2 </text:span><text:span text:style-name="T18">y 362 del tipo </text:span><text:span text:style-name="T20">call_3, </text:span><text:span text:style-name="T18">todas de acuerdo con una distribución</text:span> <text:span text:style-name="T18">uniforme entre 5 y 25.</text:span></text:p>
        <text:p text:style-name="P22"><text:span text:style-name="T18">En el caso de </text:span><text:span text:style-name="T20">anylogic</text:span> <text:span text:style-name="T18">el modelo se construyó</text:span> <text:span text:style-name="T18">de la siguiente </text:span><text:span text:style-name="T25">forma</text:span><text:span text:style-name="T18">:</text:span></text:p>
        <text:p text:style-name="P22"><text:span text:style-name="T18">La simulación</text:span> <text:span text:style-name="T18">se ejecutó de manera distinta para cada inciso obteniendo los mismos resultados tanto en </text:span><text:span text:style-name="T20">simmer</text:span> <text:span text:style-name="T18">como en </text:span><text:span text:style-name="T20">anylogic. </text:span><text:span text:style-name="T18">Las corridas se realizaron de</text:span> <text:span text:style-name="T18">la siguiente forma:</text:span> </text:p>
        <text:p text:style-name="P22"><text:span text:style-name="T22">Parte a:</text:span></text:p>
        <text:p text:style-name="P22"><text:span text:style-name="T18">Se ejecuto la simulación</text:span> <text:span text:style-name="T18">para 7, 8 y 9 ambulancias, 15 veces cada una con semillas distintas obteniendo los siguientes resultados:</text:span></text:p>
        <text:p text:style-name="P22"><text:span text:style-name="T18">La </text:span><text:span text:style-name="T20">tabla #2,</text:span> <text:span text:style-name="T18">muestra que se necesitan aproximadamente 8 ambulancias para cumplir con la totalidad de la demanda.</text:span> </text:p>
        <text:p text:style-name="P24"/>
        <text:p text:style-name="P22"><text:span text:style-name="T22">Parte b:</text:span></text:p>
        <text:p text:style-name="P22"><text:span text:style-name="T18">Se corrió</text:span> <text:span text:style-name="T18">la simulación</text:span> <text:span text:style-name="T18">para 1 sola ambulancia un total de 15 veces con semillas distintas, obteniendo</text:span> <text:span text:style-name="T18">los siguientes resultados:</text:span></text:p>
        <text:p text:style-name="P22"><text:span text:style-name="T18">La </text:span><text:span text:style-name="T20">tabla #3, </text:span><text:span text:style-name="T18">muestra que una sola ambulancia no es suficiente para suplir la totalidad de la demanda.</text:span> </text:p>
        <text:p text:style-name="P24"/>
        <text:p text:style-name="P22"><text:span text:style-name="T22">Parte c:</text:span></text:p>
        <text:p text:style-name="P22"><text:span text:style-name="T18">Se ejecuto la simulación para 1, 2, 3</text:span> <text:span text:style-name="T18">y 4</text:span> <text:span text:style-name="T18">ambulancias, 15 veces cada una con semillas distintas obteniendo los siguientes resultados:</text:span></text:p>
        <text:p text:style-name="P24"/>
        <text:p text:style-name="P22"><text:span text:style-name="T18">La </text:span><text:span text:style-name="T20">tabla #4,</text:span> <text:span text:style-name="T18">muestra</text:span> <text:span text:style-name="T18">cómo</text:span> <text:span text:style-name="T18">mientras vamos incrementado la cantidad de ambulancias se reduce el tiempo de espera y el porcentaje de llamadas que deben esperar, sin embargo, el tiempo en que las ambulancias estan</text:span> <text:span text:style-name="T18">ocupadas se mantiene.</text:span> </text:p>
        <text:p text:style-name="P13"><text:span text:style-name="T1"/></text:p>
        <text:p text:style-name="P2"/>
        <text:list xml:id="list120859718416074" text:continue-numbering="true" text:style-name="WWNum2">
          <text:list-item>
            <text:h text:style-name="P16" text:outline-level="1"><text:span text:style-name="T1">Conclusiones y recomendaciones</text:span></text:h>
          </text:list-item>
        </text:list>
        <text:p text:style-name="Standard"><text:span text:style-name="T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, 'Times New Roman MSFontService', 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402in" style:writing-mode="page"/>
      <style:text-properties style:use-window-font-color="true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loext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loext:contextual-spacing="false"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25in" fo:margin-right="0in" fo:text-indent="0in" style:auto-text-indent="false" fo:keep-with-next="always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5in" fo:margin-right="0in" fo:text-indent="0in" style:auto-text-indent="false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75in" fo:margin-right="0in" fo:text-indent="0in" style:auto-text-indent="false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5in" fo:margin-right="0in" fo:text-indent="0in" style:auto-text-indent="false" fo:keep-with-next="always"/>
      <style:text-properties fo:font-style="italic" style:font-style-asian="italic"/>
    </style:style>
    <style:style style:name="Abstract" style:family="paragraph" style:parent-style-name="Standard" style:next-style-name="Standard" style:default-outline-level="">
      <style:paragraph-properties fo:margin-left="0in" fo:margin-right="0in" fo:margin-top="0.0138in" fo:margin-bottom="0in" loext:contextual-spacing="false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Authors" style:family="paragraph" style:parent-style-name="Standard" style:next-style-name="Standard" style:default-outline-level="">
      <style:paragraph-properties fo:margin-top="0in" fo:margin-bottom="0.222in" loext:contextual-spacing="false" fo:text-align="center" style:justify-single-word="false"/>
      <style:text-properties fo:font-size="11pt" style:font-size-asian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letter-kerning="true" style:font-size-asian="24pt"/>
    </style:style>
    <style:style style:name="Footnote" style:family="paragraph" style:parent-style-name="Standard" style:default-outline-level="" style:class="extra">
      <style:paragraph-properties fo:margin-left="0in" fo:margin-right="0in" fo:text-align="justify" style:justify-single-word="false" fo:text-indent="0.1665in" style:auto-text-indent="false"/>
      <style:text-properties fo:font-size="8pt" style:font-size-asian="8pt"/>
    </style:style>
    <style:style style:name="References" style:family="paragraph" style:parent-style-name="List_20_Number" style:default-outline-level="">
      <style:paragraph-properties fo:margin-left="0in" fo:margin-right="0in" fo:text-align="justify" style:justify-single-word="false" fo:text-indent="0in" style:auto-text-indent="false"/>
      <style:text-properties fo:font-size="8pt" style:font-size-asian="8pt"/>
    </style:style>
    <style:style style:name="List_20_Number" style:display-name="List Number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IndexTerms" style:family="paragraph" style:parent-style-name="Standard" style:next-style-name="Standard" style:default-outline-level="">
      <style:paragraph-properties fo:margin-left="0in" fo:margin-right="0in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Theorem" style:family="paragraph" style:parent-style-name="Heading_20_3" style:default-outline-level="" style:list-style-name=""/>
    <style:style style:name="Lemma" style:family="paragraph" style:parent-style-name="Heading_20_3" style:default-outline-level="" style:list-style-name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line-height="94%" fo:text-align="justify" style:justify-single-word="false" fo:text-indent="0.15in" style:auto-text-indent="false">
        <style:tab-stops>
          <style:tab-stop style:position="-0.5in"/>
          <style:tab-stop style:position="0in"/>
          <style:tab-stop style:position="0.15in"/>
          <style:tab-stop style:position="0.25in"/>
          <style:tab-stop style:position="0.5862in"/>
          <style:tab-stop style:position="1in"/>
          <style:tab-stop style:position="1.5in"/>
          <style:tab-stop style:position="2in"/>
          <style:tab-stop style:position="2.4in"/>
          <style:tab-stop style:position="2.986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8pt" style:font-size-asian="8pt"/>
    </style:style>
    <style:style style:name="Text" style:family="paragraph" style:parent-style-name="Standard" style:default-outline-level="" style:class="extra">
      <style:paragraph-properties fo:margin-left="0in" fo:margin-right="0in" fo:line-height="105%" fo:text-align="justify" style:justify-single-word="false" fo:orphans="0" fo:widows="0" fo:text-indent="0.1665in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iography" style:family="paragraph" style:parent-style-name="Plain_20_Text" style:default-outline-level="">
      <style:paragraph-properties fo:margin-top="0.1665in" fo:margin-bottom="0in" loext:contextual-spacing="false" fo:text-align="justify" style:justify-single-word="false"/>
      <style:text-properties style:font-name="Times New Roman" fo:font-family="'Times New Roman'" style:font-family-generic="roman" style:font-pitch="variable" fo:font-size="8pt" style:font-size-asian="8pt"/>
    </style:style>
    <style:style style:name="Biography_20_Body" style:display-name="Biography Body" style:family="paragraph" style:parent-style-name="Biography" style:default-outline-level="">
      <style:paragraph-properties fo:margin-left="0in" fo:margin-right="0in" fo:margin-top="0in" fo:margin-bottom="0in" loext:contextual-spacing="false" fo:text-indent="0.1665in" style:auto-text-indent="false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 fo:orphans="0" fo:widows="0"/>
      <style:text-properties style:font-name="Arial" fo:font-family="Arial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style:font-name="Calibri" fo:font-family="Calibri" style:font-family-generic="roman" style:font-pitch="variable" fo:font-size="11pt" fo:letter-spacing="0.0102in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/>
    </style:style>
    <style:style style:name="FollowedHyperlink" style:family="text">
      <style:text-properties fo:color="#800080"/>
    </style:style>
    <style:style style:name="page_20_number" style:display-name="page number" style:family="text" style:parent-style-name="Default_20_Paragraph_20_Font"/>
    <style:style style:name="Strong" style:family="text">
      <style:text-properties fo:font-weight="bold" style:font-weight-asian="bold"/>
    </style:style>
    <style:style style:name="Texto_20_nota_20_pie_20_Car" style:display-name="Texto nota pie Car" style:family="text" style:parent-style-name="Default_20_Paragraph_20_Font">
      <style:text-properties fo:font-size="8pt" style:font-size-asian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1_20_Car" style:display-name="Título 1 Car" style:family="text" style:parent-style-name="Default_20_Paragraph_20_Font">
      <style:text-properties fo:font-variant="small-caps" style:letter-kerning="true"/>
    </style:style>
    <style:style style:name="Título_20_2_20_Car" style:display-name="Título 2 Car" style:family="text" style:parent-style-name="Default_20_Paragraph_20_Font">
      <style:text-properties fo:font-style="italic" style:font-style-asian="italic"/>
    </style:style>
    <style:style style:name="Título_20_3_20_Car" style:display-name="Título 3 Car" style:family="text" style:parent-style-name="Default_20_Paragraph_20_Font">
      <style:text-properties fo:font-style="italic" style:font-style-asian="italic"/>
    </style:style>
    <style:style style:name="Título_20_Car" style:display-name="Título Car" style:family="text" style:parent-style-name="Default_20_Paragraph_20_Font">
      <style:text-properties fo:font-size="24pt" style:letter-kerning="true" style:font-size-asian="24pt"/>
    </style:style>
    <style:style style:name="Subtítulo_20_Car" style:display-name="Subtítulo Car" style:family="text" style:parent-style-name="Default_20_Paragraph_20_Font">
      <style:text-properties fo:color="#5a5a5a" style:font-name="Calibri" fo:font-family="Calibri" style:font-family-generic="roman" style:font-pitch="variable" fo:font-size="11pt" fo:letter-spacing="0.0102in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8pt"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weight="normal" style:font-weight-asian="normal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outline-level-style>
      <text:outline-level-style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8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MP2" style:family="paragraph" style:parent-style-name="Header">
      <style:paragraph-properties fo:padding="0in" fo:border="none"/>
    </style:style>
    <style:style style:name="MT1" style:family="text">
      <style:text-properties fo:font-size="8pt" style:font-size-asian="8pt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752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17in" fo:margin-left="0in" fo:margin-right="0in" fo:margin-bottom="0.25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6665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y="0.0008in" draw:z-index="3"><draw:text-box fo:min-height="0in" fo:min-width="0.0161in"><text:p text:style-name="MP2"><text:span text:style-name="page_20_number"><text:span text:style-name="MT1"><text:page-number text:select-page="current">2</text:page-number></text:span></text:span></text:p></draw:text-box></draw:frame></text:p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3" style:next-style-name="Converted2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iodicals</meta:initial-creator>
    <meta:editing-cycles>146</meta:editing-cycles>
    <meta:print-date>2018-06-22T05:17:00</meta:print-date>
    <meta:creation-date>2016-10-15T21:17:00</meta:creation-date>
    <dc:date>2018-12-05T12:08:06.248454661</dc:date>
    <meta:editing-duration>P1DT9H49M27S</meta:editing-duration>
    <meta:generator>LibreOffice/6.0.6.2$Linux_X86_64 LibreOffice_project/00m0$Build-2</meta:generator>
    <meta:document-statistic meta:table-count="0" meta:image-count="0" meta:object-count="0" meta:page-count="2" meta:paragraph-count="51" meta:word-count="1427" meta:character-count="8601" meta:non-whitespace-character-count="7203"/>
    <meta:user-defined meta:name="AppVersion">16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1976721638</meta:user-defined>
    <meta:user-defined meta:name="_AuthorEmail" meta:value-type="string">jhnelson@tva.gov</meta:user-defined>
    <meta:user-defined meta:name="_AuthorEmailDisplayName" meta:value-type="string">Nelson, Jeffrey H</meta:user-defined>
    <meta:user-defined meta:name="_EmailSubject" meta:value-type="string">New Conference paper template and revised transactions paper template</meta:user-defined>
    <meta:user-defined meta:name="_NewReviewCycle" meta:value-type="string"/>
    <meta:user-defined meta:name="_ReviewingToolsShownOnce" meta:value-type="string"/>
    <meta:template xlink:type="simple" xlink:actuate="onRequest" xlink:title="Normal" xlink:href=""/>
  </office:meta>
</office:document-meta>
</file>